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4157" officeooo:paragraph-rsid="00054157"/>
    </style:style>
    <style:style style:name="P2" style:family="paragraph" style:parent-style-name="Standard">
      <style:paragraph-properties fo:text-align="start" style:justify-single-word="false"/>
      <style:text-properties officeooo:rsid="00054157" officeooo:paragraph-rsid="00054157"/>
    </style:style>
    <style:style style:name="P3" style:family="paragraph" style:parent-style-name="Standard">
      <style:paragraph-properties fo:text-align="start" style:justify-single-word="false"/>
      <style:text-properties officeooo:rsid="00054157" officeooo:paragraph-rsid="00061d94"/>
    </style:style>
    <style:style style:name="P4" style:family="paragraph" style:parent-style-name="Standard">
      <style:paragraph-properties fo:text-align="start" style:justify-single-word="false"/>
      <style:text-properties officeooo:paragraph-rsid="00061d94"/>
    </style:style>
    <style:style style:name="P5" style:family="paragraph" style:parent-style-name="Standard">
      <style:paragraph-properties fo:text-align="start" style:justify-single-word="false"/>
      <style:text-properties officeooo:rsid="00088afe" officeooo:paragraph-rsid="00088afe"/>
    </style:style>
    <style:style style:name="P6"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officeooo:rsid="00054157" officeooo:paragraph-rsid="00054157"/>
    </style:style>
    <style:style style:name="P7"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officeooo:rsid="00054157" officeooo:paragraph-rsid="00061d94"/>
    </style:style>
    <style:style style:name="T1" style:family="text">
      <style:text-properties officeooo:rsid="000541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DAR</text:p>
      <text:p text:style-name="P1"/>
      <text:p text:style-name="P2">Original meaning was Light Detection And Ranging (also Light Imaging, Detection And Ranging).</text:p>
      <text:p text:style-name="P2">Uses focused light and sensor to detect range and reflectivity. Used in survey applications to create high-resolution maps. Used in self-driving vehicles and robotics.</text:p>
      <text:p text:style-name="P6"/>
      <text:p text:style-name="P2"/>
      <text:p text:style-name="P3">The concept of using laser technology for distance measuring was developed in the early 1960s. These efforts eventually resulted in the creation of LIDAR (an acronym for LIght Detection And Ranging or a portmanteau of "light" and "radar"), which can be used as a term referring to the general technology, as well as an umbrella term that refers to technological solutions realizing different distance measuring methods that employ a laser. In this work LIDAR may sometimes be used interchangeably with "laser scanner". <text:s text:c="2"/></text:p>
      <text:p text:style-name="P3"/>
      <text:p text:style-name="P3">The LIDAR technology is currently quite established and has found many uses ranging from geomatics to remote sensing. Laser scanners mounted on aerial or orbital platforms are used to create terrestrial and planetary digital surface models [33], deduce atmospheric properties [16], gather data for use in forestry [14], agriculture, environmental sciences and more [9]. </text:p>
      <text:p text:style-name="P3"/>
      <text:p text:style-name="P3">Apart from one and two dimensional laser scanners used in the above mentioned scenarios, three dimensional laser scanners with a near spherical field of view have been developed and are being increasingly used in the recent decades. Such laser scanners as well as carefully arranged two dimensional laser scanner configurations are capable of creating a precise three dimensional point cloud of the surrounding environment. </text:p>
      <text:p text:style-name="P3"/>
      <text:p text:style-name="P3">If such a three dimensional LIDAR system is mounted on a manned or unmanned vehicle, environments of arbitrary size can theoretically be mapped. Currently this is used in archaeology and surveying. Furthermore, one can clearly see the benefits of using such technology to carry out in situ exploration of terrestrial and extraterrestrial geological features and environments such as canyons, caves, craters as well as sub-surface features of oceanic environments</text:p>
      <text:p text:style-name="P7"/>
      <text:p text:style-name="P3"/>
      <text:p text:style-name="P3">The basic RPLIDARA1 two-dimensional lidar developed by Shanghai SLAMTEC Company is selected as the lidar sensor.This object is shown in figure 3.Through high-speed rotation, scanning is carried out on a two-dimensional plane with a radius of 360 degrees and a radius of 6m at the center of rotation. Map information of plane point clouds in space is generated by software.This information is often used in map building, robot positioning and navigation applications. </text:p>
      <text:p text:style-name="P3"/>
      <text:p text:style-name="P3">RPLIDARA1 uses laser triangulation ranging technology and SLAMTEC developed high-speed visual acquisition and processing mechanism, which can achieve more than 2000 ranging actions per second [6]. In each ranging process, the lidar transmits modulated infrared laser signal, and the lidar visual acquisition system receives after the laser signal irradiates the target object [7-9]. Through realtime calculation of the DSP processor embedded in the lidar, the distance between the reflected target and the lidar and the current angle information are output from the communication interface. The schematic diagram of its working principle is shown in figure 4. </text:p>
      <text:p text:style-name="P3"/>
      <text:p text:style-name="P4"><text:span text:style-name="T1">RPLIDARA1 has its own speed detection and adaptive system. Radar scanning frequency will be automatically adjusted according to the actual speed of the motor. It does not need to provide a complex power supply system for RPLIDARA1. The core of RPLIDARA1 distance measurement is to </text:span>rotate clockwise under the drive of motor mechanism, and to realize scanning and ranging in 360 degree omni-directional environment. </text:p>
      <text:p text:style-name="P4"/>
      <text:p text:style-name="P5"><text:soft-page-break/>Ckeck : </text:p>
      <text:p text:style-name="P5"/>
      <text:p text:style-name="P5">https://github.com/robopeak/rplidar_ros/wiki</text:p>
      <text:p text:style-name="P5"/>
      <text:p text:style-name="P5"><text:a xlink:type="simple" xlink:href="https://techtackled.com/everything-about-the-rplidar/" text:style-name="Internet_20_link" text:visited-style-name="Visited_20_Internet_20_Link">https://techtackled.com/everything-about-the-rplidar/</text:a></text:p>
      <text:p text:style-name="P5"/>
      <text:p text:style-name="P5"><text:a xlink:type="simple" xlink:href="https://www.slamtec.com/en/Lidar/A1" text:style-name="Internet_20_link" text:visited-style-name="Visited_20_Internet_20_Link">https://www.slamtec.com/en/Lidar/A1</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2T20:35:25.681051689</meta:creation-date>
    <dc:date>2021-11-23T14:47:12.923028518</dc:date>
    <meta:editing-duration>PT45M42S</meta:editing-duration>
    <meta:editing-cycles>6</meta:editing-cycles>
    <meta:generator>LibreOffice/6.0.7.3$Linux_X86_64 LibreOffice_project/00m0$Build-3</meta:generator>
    <meta:document-statistic meta:table-count="0" meta:image-count="0" meta:object-count="0" meta:page-count="2" meta:paragraph-count="14" meta:word-count="544" meta:character-count="3723" meta:non-whitespace-character-count="3184"/>
  </office:meta>
</office:document-meta>
</file>